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officeooo:rsid="000c59e0" officeooo:paragraph-rsid="000c59e0" style:font-style-asian="normal" style:font-style-complex="normal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fo:font-weight="bold" officeooo:rsid="000c59e0" officeooo:paragraph-rsid="000c59e0" style:font-style-asian="normal" style:font-weight-asian="bold" style:font-style-complex="normal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fo:font-weight="bold" officeooo:rsid="000c59e0" officeooo:paragraph-rsid="000f6606" style:font-style-asian="normal" style:font-weight-asian="bold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fo:font-weight="bold" officeooo:rsid="000f6606" officeooo:paragraph-rsid="000f6606" style:font-style-asian="normal" style:font-weight-asian="bold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fo:font-weight="bold" officeooo:rsid="000a7960" officeooo:paragraph-rsid="000f6606" style:font-style-asian="normal" style:font-weight-asian="bold" style:font-style-complex="normal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fo:font-weight="bold" officeooo:rsid="0011e4e2" officeooo:paragraph-rsid="0011e4e2" style:font-style-asian="normal" style:font-weight-asian="bold" style:font-style-complex="normal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fo:font-weight="bold" officeooo:rsid="00132038" officeooo:paragraph-rsid="00132038" style:font-style-asian="normal" style:font-weight-asian="bold" style:font-style-complex="normal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fo:font-weight="normal" officeooo:rsid="0014c766" officeooo:paragraph-rsid="0014c766" style:font-style-asian="normal" style:font-weight-asian="norma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weight="bold" officeooo:rsid="00096a67" officeooo:paragraph-rsid="00096a67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0a7960" officeooo:paragraph-rsid="000a7960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>
        <style:tab-stops>
          <style:tab-stop style:position="2.064cm"/>
        </style:tab-stops>
      </style:paragraph-properties>
      <style:text-properties fo:font-weight="bold" officeooo:rsid="00096a67" officeooo:paragraph-rsid="00096a6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0a7960" officeooo:paragraph-rsid="000a7960" style:font-style-asian="normal" style:font-style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fo:font-weight="normal" officeooo:rsid="000f6606" officeooo:paragraph-rsid="000f6606" style:font-style-asian="normal" style:font-weight-asian="normal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fo:font-weight="normal" officeooo:rsid="0010114f" officeooo:paragraph-rsid="0010114f" style:font-style-asian="normal" style:font-weight-asian="normal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096a67" officeooo:paragraph-rsid="00096a67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19089c" officeooo:paragraph-rsid="0019089c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0a7960" officeooo:paragraph-rsid="0019089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c59e0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19089c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195788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f660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c59e0" style:font-weight-asian="normal" style:font-weight-complex="normal"/>
    </style:style>
    <style:style style:name="T13" style:family="text">
      <style:text-properties fo:font-weight="normal" officeooo:rsid="000f6606" style:font-weight-asian="normal" style:font-weight-complex="normal"/>
    </style:style>
    <style:style style:name="T14" style:family="text">
      <style:text-properties fo:font-weight="normal" officeooo:rsid="00132038" style:font-weight-asian="normal" style:font-weight-complex="normal"/>
    </style:style>
    <style:style style:name="T15" style:family="text">
      <style:text-properties fo:font-weight="normal" officeooo:rsid="0014c766" style:font-weight-asian="normal" style:font-weight-complex="normal"/>
    </style:style>
    <style:style style:name="T16" style:family="text">
      <style:text-properties fo:font-weight="normal" officeooo:rsid="00182c42" style:font-weight-asian="normal" style:font-weight-complex="normal"/>
    </style:style>
    <style:style style:name="T17" style:family="text">
      <style:text-properties officeooo:rsid="0016b602"/>
    </style:style>
    <style:style style:name="T18" style:family="text">
      <style:text-properties officeooo:rsid="0019089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ДЗ <text:span text:style-name="T18">3</text:span></text:p>
      <text:p text:style-name="P9"/>
      <text:p text:style-name="P15"><text:span text:style-name="T9">1 этап</text:span></text:p>
      <text:p text:style-name="P16">Используя JAXB сервлет XMLServlet во временной папке приложения создается файл employees.xml. </text:p>
      <text:p text:style-name="P17">После запуска приложение доступно по ссылке <text:span text:style-name="T9">localhost:8080/</text:span><text:span text:style-name="T2">rnk</text:span><text:span text:style-name="T5">/rnk_</text:span><text:span text:style-name="T6">xml (метод POST)</text:span><text:span text:style-name="T8">.</text:span></text:p>
      <text:p text:style-name="P15"/>
      <text:p text:style-name="P9">2 этап</text:p>
      <text:p text:style-name="P16">Используя javax.xml.xpath сервлет ищет в созданном файле <text:s/>employees.xml сотрудников, у которых ЗП выше средней и выводит в ответ сервлета.</text:p>
      <text:p text:style-name="P17">После запуска приложение доступно по ссылке <text:span text:style-name="T9">localhost:8080/</text:span><text:span text:style-name="T2">rnk</text:span><text:span text:style-name="T5">/rnk_</text:span><text:span text:style-name="T6">xml (метод </text:span><text:span text:style-name="T7">GET</text:span><text:span text:style-name="T6">)</text:span><text:span text:style-name="T8">.</text:span></text:p>
      <text:p text:style-name="P14"/>
      <text:p text:style-name="P6">Примечания:</text:p>
      <text:p text:style-name="P8">1. Учтены замечания первого ревью. Загрузка данных <text:span text:style-name="T17">в варианте с jdbc </text:span>делается через классы сущностей.</text:p>
      <text:p text:style-name="P6"><text:span text:style-name="T15">2</text:span><text:span text:style-name="T14">. </text:span><text:span text:style-name="T11">В реализации связки many-to-many для ролей и прав доступа пришлось убрать аннотацию @Data и реализовать геттеры и сеттеры руками (так же как и метод toString), т.к. из-за взаимных ссылок RoleEntity и AuthorityEntity в методах RoleEntity.toString() и RoleEntity.getAuthorities() возникает бесконечная рекурсия и кидается исключение.</text:span></text:p>
      <text:p text:style-name="P7"><text:span text:style-name="T16">3</text:span><text:span text:style-name="T11">. В pom.xml пришлось добавить зависимость на javax.xml.bind. Без нее tomcat не видит persistence.xml (по крайней мере для JDK 9,10). 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08:26:38.594947900</meta:creation-date>
    <dc:date>2018-10-10T08:01:12.397393124</dc:date>
    <meta:editing-duration>PT1H29M16S</meta:editing-duration>
    <meta:editing-cycles>13</meta:editing-cycles>
    <meta:generator>LibreOffice/6.0.3.2$Linux_X86_64 LibreOffice_project/00m0$Build-2</meta:generator>
    <meta:document-statistic meta:table-count="0" meta:image-count="0" meta:object-count="0" meta:page-count="1" meta:paragraph-count="11" meta:word-count="134" meta:character-count="995" meta:non-whitespace-character-count="869"/>
  </office:meta>
</office:document-meta>
</file>